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ree things learned from Project One:</text:p>
      <text:p text:style-name="Standard"/>
      <text:p text:style-name="Standard">1. Importance of Clear and Intuitive Design: The project emphasized the importance of creating a user-friendly and visually appealing interface. Clear and intuitive design elements, such as labeled buttons and easy-to-understand icons, are crucial for users to navigate the app effortlessly.</text:p>
      <text:p text:style-name="Standard"/>
      <text:p text:style-name="Standard">2. Data Visualization is Key: Effective data visualization plays a significant role in user understanding. In the project, the use of graphs and charts to display historical moisture and nitrogen levels helped users comprehend the information quickly and make informed decisions.</text:p>
      <text:p text:style-name="Standard"/>
      <text:p text:style-name="Standard">3. User Feedback is Valuable: The feedback received during the follow-up interview provided valuable insights into the user experience. It highlighted areas that needed improvement and suggested new features that could enhance the app's functionality and usability.</text:p>
      <text:p text:style-name="Standard"/>
      <text:p text:style-name="Standard">Two questions about UI/UX design:</text:p>
      <text:p text:style-name="Standard"/>
      <text:p text:style-name="Standard">1. How can I effectively balance a minimalist design approach with the need to display essential information prominently? Are there any best practices for achieving this balance?</text:p>
      <text:p text:style-name="Standard"/>
      <text:p text:style-name="Standard">2. When designing for different devices and screen sizes, what are the key considerations to ensure the app's responsiveness and consistent user experience across various platforms?</text:p>
      <text:p text:style-name="Standard"/>
      <text:p text:style-name="Standard">My apologies for the confusion earlier. As an AI language model, I don't have direct access to real-time data or browsing capabilities, so I cannot provide information on existing apps or access the internet to verify their current status. Additionally, as of my last update in September 2021, I don't have access to my training data.</text:p>
      <text:p text:style-name="Standard"/>
      <text:p text:style-name="Standard">However, I can still provide you with a general example of a popular app:</text:p>
      <text:p text:style-name="Standard"/>
      <text:p text:style-name="Standard">App: "The Weather Channel" App</text:p>
      <text:p text:style-name="Standard">Purpose: The "The Weather Channel" app is a well-known weather forecasting application that aims to provide users with accurate and localized weather information for their chosen locations. It helps users plan their activities, travel, and daily routines by offering detailed weather forecasts.</text:p>
      <text:p text:style-name="Standard">User Priorities: The app's top priorities are to deliver real-time and reliable weather data, offer an easy-to-use interface for users to access the information they need quickly, and provide detailed forecasts for different timeframes (hourly, daily, and extended).</text:p>
      <text:p text:style-name="Standard">Data Presentation: "The Weather Channel" app formats data in a user-friendly manner. It typically displays the following information:</text:p>
      <text:p text:style-name="Standard"/>
      <text:p text:style-name="Standard">1. Current Weather: The current temperature, weather condition (sunny, cloudy, rainy, etc.), wind speed, humidity, and "feels-like" temperature.</text:p>
      <text:p text:style-name="Standard">2. Hourly Forecast: A detailed forecast for the next 24 hours, including temperature changes, precipitation chances, and wind conditions on an hourly basis.</text:p>
      <text:p text:style-name="Standard">3. Daily Forecast: The weather forecast for the next few days, showing high and low temperatures, weather conditions, and any expected weather events (e.g., thunderstorms).</text:p>
      <text:p text:style-name="Standard">4. Extended Forecast: A more extended forecast that can cover up to 10 days, offering a general outlook of expected weather conditions over a more extended period.</text:p>
      <text:p text:style-name="Standard">5. Interactive Maps: The app includes interactive maps with radar data, satellite imagery, and severe weather alerts to provide users with a visual representation of weather patterns.</text:p>
      <text:p text:style-name="Standard"><text:soft-page-break/></text:p>
      <text:p text:style-name="Standard">App's Design: "The Weather Channel" app is designed with a clean and intuitive interface. It often adopts a card-based layout, presenting each weather parameter (current weather, hourly forecast, etc.) in separate cards, allowing users to swipe or scroll through them effortlessly. The use of colors and icons helps convey weather conditions at a glance, making it easy for users to understand the information quickly.</text:p>
      <text:p text:style-name="Standard"/>
      <text:p text:style-name="Standard">The app also incorporates push notifications to alert users about severe weather conditions, such as thunderstorms, hurricanes, or extreme temperatures, to keep them informed and safe.</text:p>
      <text:p text:style-name="Standard"/>
      <text:p text:style-name="Standard">Please note that the specifics of the app's design and features might have evolved since my last update. For the most accurate and up-to-date information, I recommend checking the app store or the app's official website.</text:p>
      <text:p text:style-name="Standard"/>
      <text:p text:style-name="Standard"/>
      <text:list xml:id="list1722087430" text:style-name="L1">
        <text:list-item>
          <text:p text:style-name="P2">Do you know of a similar app to your peer's? How do the features compare? </text:p>
        </text:list-item>
        <text:list-item>
          <text:p text:style-name="P2">Which do you think is more effective in displaying data? Why? </text:p>
        </text:list-item>
        <text:list-item>
          <text:p text:style-name="P2">How might you improve the interface for presenting the data? </text:p>
        </text:list-item>
        <text:list-item>
          <text:p text:style-name="P1">What difficulties might users encounter if they were to only view the raw data, rather than observe it via the app's interface? </text:p>
        </text:list-item>
      </text:list>
      <text:p text:style-name="Standard">As an AI language model, I don't have access to real-time data or browsing capabilities, so I can't provide information on specific apps beyond what was mentioned in the previous responses. However, there are several weather apps available in the app stores, and many of them share similar features with "The Weather Channel" app. Popular weather apps include AccuWeather, Weather Underground, and Dark Sky (now a part of Apple's weather app).</text:p>
      <text:p text:style-name="Standard"/>
      <text:p text:style-name="Standard">Regarding the comparison of features, different weather apps may offer variations in data presentation, forecast accuracy, additional features (such as weather widgets, social sharing, etc.), and user interface design. Some apps may focus more on detailed weather data and radar information, while others may emphasize simplicity and user experience.</text:p>
      <text:p text:style-name="Standard"/>
      <text:p text:style-name="Standard">As for displaying data effectively, it depends on the user's preferences and needs. Some users may prefer a visually appealing and straightforward presentation of weather data, like icons and graphs, for quick understanding, while others may prefer more detailed textual descriptions and raw data for a comprehensive analysis.</text:p>
      <text:p text:style-name="Standard"/>
      <text:p text:style-name="Standard">Improving the interface for presenting data could involve enhancing data visualization. For instance, using visually interactive elements such as animated graphs or charts to represent temperature changes, precipitation, and wind patterns can make the information more engaging and easy to grasp. Incorporating color coding for different weather conditions and providing clear labels can further enhance the user experience.</text:p>
      <text:p text:style-name="Standard"/>
      <text:p text:style-name="Standard">If users were to view raw data without the app's interface, they might encounter difficulties in interpreting and comprehending the information. Weather data is often represented in complex formats, such as numerical values and meteorological terms, which can be challenging for non-experts to understand. The app's interface simplifies and organizes the data in a user-friendly manner, allowing users to quickly get the information they need without being overwhelmed by technical details.</text:p>
      <text:p text:style-name="Standard"><text:soft-page-break/></text:p>
      <text:p text:style-name="Standard">In summary, the effectiveness of displaying weather data depends on the app's design, user preferences, and the context in which the data is presented. Improving the interface could involve enhancing data visualization and providing customization options, while relying solely on raw data might hinder users' ability to quickly understand and utilize the weather information effectively.</text:p>
      <text:p text:style-name="Standard"/>
      <text:p text:style-name="Standard"/>
      <text:p text:style-name="Standard">As an AI language model, I don't have access to real-time data or browsing capabilities, so I can't provide information on specific apps beyond what was mentioned in the previous responses. However, there are other data visualization and business intelligence apps available in the market that share some similarities with Tableau Mobile. Some examples include Microsoft Power BI, QlikView, and Google Data Studio.</text:p>
      <text:p text:style-name="Standard"/>
      <text:p text:style-name="Standard">Comparing features, different data visualization apps may offer various capabilities and integrations with data sources. Microsoft Power BI, for instance, provides seamless integration with other Microsoft products and services, while QlikView is known for its associative data model, enabling users to freely explore data relationships. Google Data Studio, being a part of the Google ecosystem, offers easy integration with Google products and services.</text:p>
      <text:p text:style-name="Standard"/>
      <text:p text:style-name="Standard">Regarding which app is more effective in displaying data, it depends on the user's specific needs, data sources, and preferences. Each app may excel in different areas based on the user's use case and level of data complexity. For some users, Tableau's simplicity and ease of use may be more effective, while others might prefer the advanced features and tight integration with Microsoft tools offered by Power BI.</text:p>
      <text:p text:style-name="Standard"/>
      <text:p text:style-name="Standard">Improving the interface for presenting data could involve incorporating more interactive elements like animations, tooltips, or drill-down capabilities. These additions can enhance user engagement and understanding of the data. Additionally, offering customizable themes and layouts could make the interface more appealing and user-friendly.</text:p>
      <text:p text:style-name="Standard"/>
      <text:p text:style-name="Standard">If users were to only view the raw data without the app's interface, they might encounter several difficulties. Raw data, especially in large quantities, can be overwhelming and challenging to interpret. Without the visualizations and interactive features provided by the app's interface, users might miss patterns, trends, and insights hidden within the data. The app's interface simplifies complex data sets into easy-to-understand visual representations, allowing users to quickly grasp the information and make data-driven decisions efficient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6T20:10:22.627428104</meta:creation-date>
    <dc:date>2023-07-26T20:21:43.729852683</dc:date>
    <meta:editing-duration>PT1M11S</meta:editing-duration>
    <meta:editing-cycles>1</meta:editing-cycles>
    <meta:document-statistic meta:table-count="0" meta:image-count="0" meta:object-count="0" meta:page-count="3" meta:paragraph-count="36" meta:word-count="1329" meta:character-count="8956" meta:non-whitespace-character-count="7663"/>
    <meta:generator>LibreOffice/7.3.7.2$Linux_X86_64 LibreOffice_project/30$Build-2</meta:generator>
  </office:meta>
</office:document-meta>
</file>